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6c7" officeooo:paragraph-rsid="000f06c7"/>
    </style:style>
    <style:style style:name="P2" style:family="paragraph" style:parent-style-name="Standard">
      <style:text-properties officeooo:rsid="0010effd" officeooo:paragraph-rsid="0010effd"/>
    </style:style>
    <style:style style:name="P3" style:family="paragraph" style:parent-style-name="Standard">
      <style:text-properties officeooo:rsid="0010effd" officeooo:paragraph-rsid="00149bb3"/>
    </style:style>
    <style:style style:name="P4" style:family="paragraph" style:parent-style-name="Standard">
      <style:text-properties officeooo:rsid="0011a022" officeooo:paragraph-rsid="00149bb3"/>
    </style:style>
    <style:style style:name="P5" style:family="paragraph" style:parent-style-name="Standard">
      <style:text-properties officeooo:rsid="0011a022" officeooo:paragraph-rsid="000f06c7"/>
    </style:style>
    <style:style style:name="P6" style:family="paragraph" style:parent-style-name="Standard">
      <style:text-properties officeooo:rsid="0011a022" officeooo:paragraph-rsid="002e974d"/>
    </style:style>
    <style:style style:name="P7" style:family="paragraph" style:parent-style-name="Standard">
      <style:text-properties officeooo:rsid="0010effd" officeooo:paragraph-rsid="00149bb3"/>
    </style:style>
    <style:style style:name="P8" style:family="paragraph" style:parent-style-name="Standard">
      <style:text-properties officeooo:rsid="0010effd" officeooo:paragraph-rsid="002e974d"/>
    </style:style>
    <style:style style:name="P9" style:family="paragraph" style:parent-style-name="Standard">
      <style:paragraph-properties>
        <style:tab-stops/>
      </style:paragraph-properties>
      <style:text-properties officeooo:rsid="000f06c7" officeooo:paragraph-rsid="000f06c7"/>
    </style:style>
    <style:style style:name="P10" style:family="paragraph" style:parent-style-name="Standard">
      <style:text-properties officeooo:rsid="001bc1d9" officeooo:paragraph-rsid="001bc1d9"/>
    </style:style>
    <style:style style:name="P11" style:family="paragraph" style:parent-style-name="Standard">
      <style:text-properties officeooo:rsid="001c1d57" officeooo:paragraph-rsid="001c1d57"/>
    </style:style>
    <style:style style:name="P12" style:family="paragraph" style:parent-style-name="Standard">
      <style:text-properties officeooo:rsid="001d34f4" officeooo:paragraph-rsid="001d34f4"/>
    </style:style>
    <style:style style:name="P13" style:family="paragraph" style:parent-style-name="Standard">
      <style:text-properties officeooo:rsid="001ee399" officeooo:paragraph-rsid="001ee399"/>
    </style:style>
    <style:style style:name="P14" style:family="paragraph" style:parent-style-name="Standard">
      <style:text-properties style:text-underline-style="solid" style:text-underline-width="auto" style:text-underline-color="font-color" officeooo:rsid="0010effd" officeooo:paragraph-rsid="002e974d"/>
    </style:style>
    <style:style style:name="P15" style:family="paragraph" style:parent-style-name="Standard">
      <style:text-properties style:text-underline-style="solid" style:text-underline-width="auto" style:text-underline-color="font-color" officeooo:rsid="001bc1d9" officeooo:paragraph-rsid="001bc1d9"/>
    </style:style>
    <style:style style:name="P16" style:family="paragraph" style:parent-style-name="Standard">
      <style:text-properties style:text-underline-style="solid" style:text-underline-width="auto" style:text-underline-color="font-color" officeooo:rsid="002a9414" officeooo:paragraph-rsid="002a9414"/>
    </style:style>
    <style:style style:name="P17" style:family="paragraph" style:parent-style-name="Standard">
      <style:text-properties style:text-underline-style="solid" style:text-underline-width="auto" style:text-underline-color="font-color" officeooo:rsid="002e5c72" officeooo:paragraph-rsid="002e5c72"/>
    </style:style>
    <style:style style:name="P18" style:family="paragraph" style:parent-style-name="Standard">
      <style:text-properties officeooo:rsid="00204b61" officeooo:paragraph-rsid="00204b61"/>
    </style:style>
    <style:style style:name="P19" style:family="paragraph" style:parent-style-name="Standard">
      <style:text-properties officeooo:rsid="002a9414" officeooo:paragraph-rsid="002a9414"/>
    </style:style>
    <style:style style:name="P20" style:family="paragraph" style:parent-style-name="Standard">
      <style:text-properties fo:font-size="14pt" style:text-underline-style="solid" style:text-underline-width="auto" style:text-underline-color="font-color" fo:font-weight="bold" officeooo:rsid="001ffceb" officeooo:paragraph-rsid="001ffceb" style:font-size-asian="14pt" style:font-weight-asian="bold" style:font-size-complex="14pt" style:font-weight-complex="bold"/>
    </style:style>
    <style:style style:name="P21" style:family="paragraph" style:parent-style-name="Standard">
      <style:text-properties officeooo:rsid="002e974d" officeooo:paragraph-rsid="002e974d"/>
    </style:style>
    <style:style style:name="T1" style:family="text">
      <style:text-properties officeooo:rsid="0011a022"/>
    </style:style>
    <style:style style:name="T2" style:family="text">
      <style:text-properties officeooo:rsid="001d34f4"/>
    </style:style>
    <style:style style:name="T3" style:family="text">
      <style:text-properties officeooo:rsid="00206daa"/>
    </style:style>
    <style:style style:name="T4" style:family="text">
      <style:text-properties officeooo:rsid="00208c7a"/>
    </style:style>
    <style:style style:name="T5" style:family="text">
      <style:text-properties officeooo:rsid="002fa7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S Assignment</text:p>
      <text:p text:style-name="P1"/>
      <text:p text:style-name="P1">Discussions</text:p>
      <text:p text:style-name="P5"/>
      <text:p text:style-name="P20">Memory Access</text:p>
      <text:p text:style-name="P4"/>
      <text:p text:style-name="P16">Setting up Shared memory</text:p>
      <text:p text:style-name="P19"/>
      <text:p text:style-name="P18">With the multi-process implementation, each matrix and the subtotal is stored in a <text:span text:style-name="T3">separate</text:span> shared memory block <text:span text:style-name="T4">creates using POSIX shared memory. The shared objects were created using shm_open(), allowing read/write capabilities. Each shared object was then truncated to the size of each matrix based on the dimensions given in the command line parameters. The shared objects are then mapped to memory using the mmap() function using MAP_SHARED which indicates that writes to the shared memory are shared.</text:span></text:p>
      <text:p text:style-name="P18"/>
      <text:p text:style-name="P17">Accessing Shares memory</text:p>
      <text:p text:style-name="P18"/>
      <text:p text:style-name="P21">Each child producer accesses the shared memory blocks for matrix <text:span text:style-name="T5">A </text:span>and <text:span text:style-name="T5">matrix B to calculate the values for matrix C.</text:span></text:p>
      <text:p text:style-name="P21"/>
      <text:p text:style-name="P14">Producer – Consumer</text:p>
      <text:p text:style-name="P8"/>
      <text:p text:style-name="P8">For the multi process implementation mutual exclusion is handled by three semaphores: mutex, empty and full. <text:span text:style-name="T1">The mutex semaphore is used to ensure mutual exclusion while the child processes updates the subtotal and while the parent process prints the subtotal and calculates the overall total. The other two semaphores; empty and full are used to correctly implement the producer consumer problem. </text:span></text:p>
      <text:p text:style-name="P8"/>
      <text:p text:style-name="P6">In the case of this assignment, the producer consumer problem is multiple producers (m child processes) are calculating and producing m subtotals to be consumed by one consumer process <text:s/>(parent process) to calculate the overall total.</text:p>
      <text:p text:style-name="P6"/>
      <text:p text:style-name="P15">Testing</text:p>
      <text:p text:style-name="P10"/>
      <text:p text:style-name="P10">Four test cases were used to test both the multi-process and multi-threading implementations of the parallel matrix multiplication program. </text:p>
      <text:p text:style-name="P10"/>
      <text:p text:style-name="P11">1. <text:span text:style-name="T2">Example from the program specification.</text:span></text:p>
      <text:p text:style-name="P11"/>
      <text:p text:style-name="P12">Sample input is given in files matrix_A and matrix_B in the assignment directory and results are shown in the image 'TestMatrix1.png'.</text:p>
      <text:p text:style-name="P12"/>
      <text:p text:style-name="P13">2. Example using a 10 x 5 matrix and a 5 x 40 matrix resulting in a 10 x 40 matr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3:41:22.103699933</meta:creation-date>
    <dc:date>2016-05-06T17:08:47.457986147</dc:date>
    <meta:editing-duration>PT2H17M53S</meta:editing-duration>
    <meta:editing-cycles>33</meta:editing-cycles>
    <meta:generator>LibreOffice/4.2.8.2$Linux_X86_64 LibreOffice_project/420m0$Build-2</meta:generator>
    <meta:document-statistic meta:table-count="0" meta:image-count="0" meta:object-count="0" meta:page-count="1" meta:paragraph-count="15" meta:word-count="278" meta:character-count="1764" meta:non-whitespace-character-count="1497"/>
  </office:meta>
</office:document-meta>
</file>